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0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ø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mne</text:p>
          </table:table-cell>
          <table:table-cell table:style-name="ce1" office:value-type="string" calcext:value-type="string">
            <text:p>Studiepoeng</text:p>
          </table:table-cell>
          <table:table-cell table:style-name="ce6" office:value-type="string" calcext:value-type="string">
            <text:p>Vil ta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1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nger for 31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://www.uio.no/studier/emner/matnat/ifi/INF2100/index.html" xlink:type="simple">INF2100 - Prosjektoppgave i programmering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  <table:table-cell table:style-name="ce5"/>
        </table:table-row>
        <table:table-row table:style-name="ro1">
          <table:table-cell table:style-name="ce2" office:value-type="string" calcext:value-type="string">
            <text:p><text:a xlink:href="http://www.uio.no/studier/emner/matnat/ifi/INF3110/index.html" xlink:type="simple">INF3110 - Programmeringsspråk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170/index.html" xlink:type="simple">INF3170 - Logikk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 master varianten inf4171</text:p>
          </table:table-cell>
          <table:table-cell office:value-type="string" calcext:value-type="string">
            <text:p>7 semester</text:p>
          </table:table-cell>
          <table:table-cell table:style-name="ce5" office:value-type="string" calcext:value-type="string">
            <text:p>master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<text:a xlink:href="http://www.uio.no/studier/emner/matnat/ifi/INF3290/index.html" xlink:type="simple">INF3290 - Store og komplekse informasjonssysteme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331/index.html" xlink:type="simple">INF3331 - Problemløsning med høynivå-språk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470/index.html" xlink:type="simple">INF3470 - Digital signalbehandl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<text:a xlink:href="http://www.uio.no/studier/emner/matnat/ifi/INF3490/index.html" xlink:type="simple">INF3490 - Biologically inspired comput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number-columns-repeated="2"/>
        </table:table-row>
        <table:table-row table:style-name="ro1" table:number-rows-repeated="3"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STK111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de ta</text:p>
          </table:table-cell>
          <table:table-cell office:value-type="string" calcext:value-type="string">
            <text:p>7 seme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nt høstkurs:</text:p>
          </table:table-cell>
          <table:table-cell table:formula="of:=SUM([.B4:.B13])/10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ør ta: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Vil ta </text:p>
          </table:table-cell>
          <table:table-cell/>
          <table:table-cell table:formula="of:=SUM([.C4:.C13])" office:value-type="float" office:value="2" calcext:value-type="float">
            <text:p>2</text:p>
          </table:table-cell>
          <table:table-cell table:number-columns-repeated="2"/>
          <table:table-cell table:style-name="ce5"/>
          <table:table-cell/>
        </table:table-row>
        <table:table-row table:style-name="ro1" table:number-rows-repeated="3"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Vår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mne</text:p>
          </table:table-cell>
          <table:table-cell table:style-name="ce1" office:value-type="string" calcext:value-type="string">
            <text:p>Studiepoeng</text:p>
          </table:table-cell>
          <table:table-cell table:style-name="ce6" office:value-type="string" calcext:value-type="string">
            <text:p>Vil ta:</text:p>
          </table:table-cell>
          <table:table-cell table:number-columns-repeated="4"/>
        </table:table-row>
        <table:table-row table:style-name="ro1" table:number-rows-repeated="3"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2810/index.html" xlink:type="simple">INF2810 - Funksjonell programmer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ørt er kult</text:p>
          </table:table-cell>
          <table:table-cell office:value-type="string" calcext:value-type="string">
            <text:p>8 semester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http://www.uio.no/studier/emner/matnat/ifi/INF3100/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yssning mellom 1080 + 2220</text:p>
          </table:table-cell>
          <table:table-cell/>
          <table:table-cell office:value-type="string" calcext:value-type="string">
            <text:p>Krever 1300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190/index.html" xlink:type="simple">INF3190 - Datakommunikasjon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230/index.html" xlink:type="simple">INF3230 - Formell modellering og analyse av kommuniserende systemer</text:a>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string" calcext:value-type="string">
            <text:p>kan ta mastervariant inf4231</text:p>
          </table:table-cell>
          <table:table-cell office:value-type="string" calcext:value-type="string">
            <text:p>8 semester</text:p>
          </table:table-cell>
          <table:table-cell office:value-type="string" calcext:value-type="string">
            <text:p>master</text:p>
          </table:table-cell>
          <table:table-cell/>
        </table:table-row>
        <table:table-row table:style-name="ro1" table:number-rows-repeated="3"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800/index.html" xlink:type="simple">INF3800 - Søketeknologi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2360/index.html" xlink:type="simple">MAT-INF2360 - Anvendelser av lineær algebra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3100/index.html" xlink:type="simple">MAT-INF3100 - Lineær optimer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befalt av foreleser 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-INF3360/index.html" xlink:type="simple">MAT-INF3360 - Innføring i partielle differensialligninge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2200/index.html" xlink:type="simple">MAT2200 - Grupper, ringer og kroppe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2440/index.html" xlink:type="simple">MAT2440 - Differensiallikninger og optimal kontrollteori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STK1100/index.html" xlink:type="simple">STK1100 - Sannsynlighetsregning og statistisk modeller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de ta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Ant vårkurs </text:p>
          </table:table-cell>
          <table:table-cell table:style-name="ce5" table:formula="of:=SUM([.B23:.B45])/10" office:value-type="string" office:string-value="" calcext:value-type="error">
            <text:p>Err:52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Bør ta: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 ta </text:p>
          </table:table-cell>
          <table:table-cell/>
          <table:table-cell table:formula="of:=SUM([.C23:.C4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1">
          <table:table-cell table:number-columns-repeated="7"/>
        </table:table-row>
        <table:table-row table:style-name="ro1" table:number-rows-repeated="2"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number-columns-repeated="7"/>
        </table:table-row>
        <table:table-row table:style-name="ro1" table:number-rows-repeated="2"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 table:number-rows-repeated="2">
          <table:table-cell table:style-name="ce5" table:number-columns-repeated="2"/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style-name="ce5" table:number-columns-repeated="2"/>
          <table:table-cell table:number-columns-repeated="5"/>
        </table:table-row>
        <table:table-row table:style-name="ro1">
          <table:table-cell table:style-name="ce5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0:20:48.108680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3:20:32.614010232</meta:creation-date>
    <meta:generator>LibreOffice/5.1.4.2$Linux_X86_64 LibreOffice_project/10m0$Build-2</meta:generator>
    <dc:date>2016-09-08T10:23:24.134045226</dc:date>
    <meta:editing-duration>P1DT8H59M31S</meta:editing-duration>
    <meta:editing-cycles>16</meta:editing-cycles>
    <meta:document-statistic meta:table-count="1" meta:cell-count="88" meta:object-count="0"/>
  </office:meta>
</office:document-meta>
</file>